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84000002A2860FF2C2EFE3642D.png" manifest:media-type="image/png"/>
  <manifest:file-entry manifest:full-path="Pictures/10000000000000CC000000EFE360E0F9A037CEAA.png" manifest:media-type="image/png"/>
  <manifest:file-entry manifest:full-path="Pictures/1000000000000487000002B4D5FF6A1F168D59FB.png" manifest:media-type="image/png"/>
  <manifest:file-entry manifest:full-path="Pictures/1000000000000481000002B4E621A0B1F13DC9A0.png" manifest:media-type="image/png"/>
  <manifest:file-entry manifest:full-path="Pictures/100000000000048C000002B16354EAD7490807ED.png" manifest:media-type="image/png"/>
  <manifest:file-entry manifest:full-path="Pictures/1000000000000477000002ADCF4F661558751AC2.png" manifest:media-type="image/png"/>
  <manifest:file-entry manifest:full-path="Pictures/10000000000004A0000002B2C903B914D207161C.png" manifest:media-type="image/png"/>
  <manifest:file-entry manifest:full-path="Pictures/10000000000000CA000000E66713D3EE0F43D5BC.png" manifest:media-type="image/png"/>
  <manifest:file-entry manifest:full-path="Pictures/100000000000032A000000CA477DF750EB100F3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fo:font-weight="bold" officeooo:rsid="0011af0b" officeooo:paragraph-rsid="0011af0b" style:font-weight-asian="bold" style:font-weight-complex="bold"/>
    </style:style>
    <style:style style:name="P2" style:family="paragraph" style:parent-style-name="Standard">
      <style:text-properties fo:font-weight="bold" officeooo:rsid="0011af0b" officeooo:paragraph-rsid="0011af0b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-0.132cm" svg:y="0.162cm" svg:width="17cm" svg:height="4.239cm" draw:z-index="0"><draw:image xlink:href="Pictures/100000000000032A000000CA477DF750EB100F34.png" xlink:type="simple" xlink:show="embed" xlink:actuate="onLoad" draw:mime-type="image/png"/></draw:frame><draw:frame draw:style-name="fr2" draw:name="Image2" text:anchor-type="char" svg:x="0.042cm" svg:y="4.63cm" svg:width="17cm" svg:height="9.906cm" draw:z-index="1"><draw:image xlink:href="Pictures/10000000000004A0000002B2C903B914D207161C.png" xlink:type="simple" xlink:show="embed" xlink:actuate="onLoad" draw:mime-type="image/png"/></draw:frame><draw:frame draw:style-name="fr2" draw:name="Image3" text:anchor-type="char" svg:x="0.109cm" svg:y="14.924cm" svg:width="17cm" svg:height="10.061cm" draw:z-index="2"><draw:image xlink:href="Pictures/100000000000048C000002B16354EAD7490807ED.png" xlink:type="simple" xlink:show="embed" xlink:actuate="onLoad" draw:mime-type="image/png"/></draw:frame></text:p>
      <text:p text:style-name="Standard"><draw:frame draw:style-name="fr3" draw:name="Image4" text:anchor-type="char" svg:width="17cm" svg:height="10.202cm" draw:z-index="3"><draw:image xlink:href="Pictures/1000000000000481000002B4E621A0B1F13DC9A0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5" text:anchor-type="char" svg:x="-0.023cm" svg:y="0.116cm" svg:width="17cm" svg:height="10.186cm" draw:z-index="4"><draw:image xlink:href="Pictures/1000000000000477000002ADCF4F661558751AC2.png" xlink:type="simple" xlink:show="embed" xlink:actuate="onLoad" draw:mime-type="image/png"/></draw:frame></text:p>
      <text:p text:style-name="P1">B = 2000 Gauss</text:p>
      <text:p text:style-name="P2"/>
      <text:p text:style-name="P2"><draw:frame draw:style-name="fr2" draw:name="Image6" text:anchor-type="char" svg:x="6.248cm" svg:y="0.078cm" svg:width="4.505cm" svg:height="5.279cm" draw:z-index="5"><draw:image xlink:href="Pictures/10000000000000CC000000EFE360E0F9A037CEA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7" text:anchor-type="char" svg:x="0.198cm" svg:y="4.68cm" svg:width="17cm" svg:height="9.911cm" draw:z-index="6"><draw:image xlink:href="Pictures/1000000000000484000002A2860FF2C2EFE3642D.png" xlink:type="simple" xlink:show="embed" xlink:actuate="onLoad" draw:mime-type="image/png"/></draw:frame></text:p>
      <text:p text:style-name="P1">B = 3000 Gauss</text:p>
      <text:p text:style-name="P2"><draw:frame draw:style-name="fr2" draw:name="Image8" text:anchor-type="char" svg:x="5.83cm" svg:y="0.277cm" svg:width="4.461cm" svg:height="5.08cm" draw:z-index="7"><draw:image xlink:href="Pictures/10000000000000CA000000E66713D3EE0F43D5B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9" text:anchor-type="char" svg:width="19.001cm" svg:height="14.085cm" draw:z-index="8"><draw:image xlink:href="Pictures/1000000000000487000002B4D5FF6A1F168D59F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0T11:07:25.357300202</meta:creation-date>
    <dc:date>2022-10-20T11:19:31.983466782</dc:date>
    <meta:editing-duration>PT1M56S</meta:editing-duration>
    <meta:editing-cycles>1</meta:editing-cycles>
    <meta:document-statistic meta:table-count="0" meta:image-count="9" meta:object-count="0" meta:page-count="4" meta:paragraph-count="2" meta:word-count="8" meta:character-count="28" meta:non-whitespace-character-count="22"/>
    <meta:generator>LibreOffice/7.3.6.2$Linux_X86_64 LibreOffice_project/30$Build-2</meta:generator>
  </office:meta>
</office:document-meta>
</file>